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5" style:family="paragraph" style:parent-style-name="Footer">
      <style:paragraph-properties fo:text-align="end" style:justify-single-word="false"/>
    </style:style>
    <style:style style:name="P6" style:family="paragraph" style:parent-style-name="Heading_20_1">
      <style:text-properties officeooo:rsid="000e8e1a" officeooo:paragraph-rsid="000e8e1a"/>
    </style:style>
    <style:style style:name="P7" style:family="paragraph" style:parent-style-name="Heading_20_1">
      <style:text-properties officeooo:paragraph-rsid="000e8e1a"/>
    </style:style>
    <style:style style:name="P8" style:family="paragraph" style:parent-style-name="Heading_20_1" style:list-style-name="">
      <style:text-properties officeooo:paragraph-rsid="000e8e1a"/>
    </style:style>
    <style:style style:name="P9" style:family="paragraph" style:parent-style-name="Heading_20_2">
      <style:text-properties officeooo:rsid="000e8e1a" officeooo:paragraph-rsid="000e8e1a"/>
    </style:style>
    <style:style style:name="P10" style:family="paragraph" style:parent-style-name="Heading_20_3">
      <style:text-properties officeooo:rsid="000e8e1a" officeooo:paragraph-rsid="000e8e1a"/>
    </style:style>
    <style:style style:name="P11" style:family="paragraph" style:parent-style-name="Heading_20_3">
      <style:text-properties officeooo:paragraph-rsid="000e8e1a"/>
    </style:style>
    <style:style style:name="P12" style:family="paragraph" style:parent-style-name="Heading_20_4">
      <style:text-properties officeooo:paragraph-rsid="000e8e1a"/>
    </style:style>
    <style:style style:name="T1" style:family="text">
      <style:text-properties officeooo:rsid="000e8e1a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<text:bookmark text:name="__RefHeading___Toc126_2338331424"/></text:h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Contents_20_Heading">Sumario</text:p>
          </text:index-title>
          <text:p text:style-name="P1"><text:a xlink:type="simple" xlink:href="#__RefHeading___Toc126_2338331424" text:style-name="Index_20_Link" text:visited-style-name="Index_20_Link">1 Documentación<text:tab/>1</text:a></text:p>
          <text:p text:style-name="P2"><text:a xlink:type="simple" xlink:href="#__RefHeading___Toc128_2338331424" text:style-name="Index_20_Link" text:visited-style-name="Index_20_Link">1.1 Ubuntu Server<text:tab/>2</text:a></text:p>
          <text:p text:style-name="P3"><text:a xlink:type="simple" xlink:href="#__RefHeading___Toc130_2338331424" text:style-name="Index_20_Link" text:visited-style-name="Index_20_Link">1.1.1 Configuración inicial<text:tab/>2</text:a></text:p>
          <text:p text:style-name="P3"><text:a xlink:type="simple" xlink:href="#__RefHeading___Toc132_2338331424" text:style-name="Index_20_Link" text:visited-style-name="Index_20_Link">1.1.2 Cuentas de Administración<text:tab/>2</text:a></text:p>
          <text:p text:style-name="P3"><text:a xlink:type="simple" xlink:href="#__RefHeading___Toc134_2338331424" text:style-name="Index_20_Link" text:visited-style-name="Index_20_Link">1.1.3 Apache<text:tab/>2</text:a></text:p>
          <text:p text:style-name="P2"><text:a xlink:type="simple" xlink:href="#__RefHeading___Toc136_2338331424" text:style-name="Index_20_Link" text:visited-style-name="Index_20_Link">1.2 GitHub<text:tab/>2</text:a></text:p>
          <text:p text:style-name="P3"><text:a xlink:type="simple" xlink:href="#__RefHeading___Toc138_2338331424" text:style-name="Index_20_Link" text:visited-style-name="Index_20_Link">1.2.1 Cuentas de desarrollador<text:tab/>2</text:a></text:p>
          <text:p text:style-name="P2"><text:a xlink:type="simple" xlink:href="#__RefHeading___Toc140_2338331424" text:style-name="Index_20_Link" text:visited-style-name="Index_20_Link">1.3 Windows<text:tab/>2</text:a></text:p>
          <text:p text:style-name="P3"><text:a xlink:type="simple" xlink:href="#__RefHeading___Toc142_2338331424" text:style-name="Index_20_Link" text:visited-style-name="Index_20_Link">1.3.1 Instalación y configuración inicial de la máquina<text:tab/>2</text:a></text:p>
          <text:p text:style-name="P3"><text:a xlink:type="simple" xlink:href="#__RefHeading___Toc144_2338331424" text:style-name="Index_20_Link" text:visited-style-name="Index_20_Link">1.3.2 Cuentas administradoras y cuenta de desarrollador<text:tab/>2</text:a></text:p>
          <text:p text:style-name="P3"><text:a xlink:type="simple" xlink:href="#__RefHeading___Toc146_2338331424" text:style-name="Index_20_Link" text:visited-style-name="Index_20_Link">1.3.3 Navegadores<text:tab/>2</text:a></text:p>
          <text:p text:style-name="P3"><text:a xlink:type="simple" xlink:href="#__RefHeading___Toc148_2338331424" text:style-name="Index_20_Link" text:visited-style-name="Index_20_Link">1.3.4 Filezilla<text:tab/>2</text:a></text:p>
          <text:p text:style-name="P3"><text:a xlink:type="simple" xlink:href="#__RefHeading___Toc150_2338331424" text:style-name="Index_20_Link" text:visited-style-name="Index_20_Link">1.3.5 Notepad++<text:tab/>2</text:a></text:p>
          <text:p text:style-name="P3"><text:a xlink:type="simple" xlink:href="#__RefHeading___Toc152_2338331424" text:style-name="Index_20_Link" text:visited-style-name="Index_20_Link">1.3.6 NetBeans<text:tab/>2</text:a></text:p>
          <text:p text:style-name="P3"><text:a xlink:type="simple" xlink:href="#__RefHeading___Toc154_2338331424" text:style-name="Index_20_Link" text:visited-style-name="Index_20_Link">1.3.7 Instalación y configuración inicial (plugings)<text:tab/>2</text:a></text:p>
          <text:p text:style-name="P4"><text:a xlink:type="simple" xlink:href="#__RefHeading___Toc156_2338331424" text:style-name="Index_20_Link" text:visited-style-name="Index_20_Link">1.3.7.1 Creación de proyectos, modificación, borrado, prueba.<text:tab/>2</text:a></text:p>
          <text:p text:style-name="P4"><text:a xlink:type="simple" xlink:href="#__RefHeading___Toc158_2338331424" text:style-name="Index_20_Link" text:visited-style-name="Index_20_Link">1.3.7.2 Conexión al servidor remoto SFTP. (Almacenamiento local/almacenamiento remoto)<text:tab/>2</text:a></text:p>
          <text:p text:style-name="P4"><text:a xlink:type="simple" xlink:href="#__RefHeading___Toc160_2338331424" text:style-name="Index_20_Link" text:visited-style-name="Index_20_Link">1.3.7.3 Administración de la base de datos<text:tab/>2</text:a></text:p>
          <text:p text:style-name="P4"><text:a xlink:type="simple" xlink:href="#__RefHeading___Toc162_2338331424" text:style-name="Index_20_Link" text:visited-style-name="Index_20_Link">1.3.7.4 Conexión al repositorio – versionado<text:tab/>2</text:a></text:p>
          <text:p text:style-name="P4"><text:a xlink:type="simple" xlink:href="#__RefHeading___Toc164_2338331424" text:style-name="Index_20_Link" text:visited-style-name="Index_20_Link">1.3.7.5 Depuración - Configuración de la ejecución para la depuración<text:tab/>2</text:a></text:p>
          <text:p text:style-name="P4"><text:a xlink:type="simple" xlink:href="#__RefHeading___Toc166_2338331424" text:style-name="Index_20_Link" text:visited-style-name="Index_20_Link">1.3.7.6 Creación de un proyecto nuevo<text:tab/>2</text:a></text:p>
          <text:p text:style-name="P4"><text:a xlink:type="simple" xlink:href="#__RefHeading___Toc168_2338331424" text:style-name="Index_20_Link" text:visited-style-name="Index_20_Link">1.3.7.7 Paso a explotación<text:tab/>2</text:a></text:p>
          <text:p text:style-name="P4"><text:a xlink:type="simple" xlink:href="#__RefHeading___Toc170_2338331424" text:style-name="Index_20_Link" text:visited-style-name="Index_20_Link">1.3.7.8 PHP Doc<text:tab/>2</text:a></text:p>
          <text:p text:style-name="P4"><text:a xlink:type="simple" xlink:href="#__RefHeading___Toc172_2338331424" text:style-name="Index_20_Link" text:visited-style-name="Index_20_Link">1.3.7.9 CSS / JS / AJAX / XML / JSON<text:tab/>2</text:a></text:p>
          <text:p text:style-name="P3"><text:a xlink:type="simple" xlink:href="#__RefHeading___Toc174_2338331424" text:style-name="Index_20_Link" text:visited-style-name="Index_20_Link">1.3.8 Visual Studio Code<text:tab/>3</text:a></text:p>
          <text:p text:style-name="P4"><text:a xlink:type="simple" xlink:href="#__RefHeading___Toc176_2338331424" text:style-name="Index_20_Link" text:visited-style-name="Index_20_Link">1.3.8.1 Instalación y configuración inicial (plugings)<text:tab/>3</text:a></text:p>
          <text:p text:style-name="P4"><text:a xlink:type="simple" xlink:href="#__RefHeading___Toc178_2338331424" text:style-name="Index_20_Link" text:visited-style-name="Index_20_Link">1.3.8.2 Creación de proyectos, modificación, borrado, prueba.<text:tab/>3</text:a></text:p>
          <text:p text:style-name="P4"><text:a xlink:type="simple" xlink:href="#__RefHeading___Toc180_2338331424" text:style-name="Index_20_Link" text:visited-style-name="Index_20_Link">1.3.8.3 Conexión al servidor remoto SFTP. (Almacenamiento local/almacenamiento remoto)<text:tab/>3</text:a></text:p>
          <text:p text:style-name="P4"><text:a xlink:type="simple" xlink:href="#__RefHeading___Toc182_2338331424" text:style-name="Index_20_Link" text:visited-style-name="Index_20_Link">1.3.8.4 Administración de la base de datos<text:tab/>3</text:a></text:p>
          <text:p text:style-name="P4"><text:a xlink:type="simple" xlink:href="#__RefHeading___Toc184_2338331424" text:style-name="Index_20_Link" text:visited-style-name="Index_20_Link">1.3.8.5 Conexión al repositorio – versionado<text:tab/>3</text:a></text:p>
          <text:p text:style-name="P4"><text:a xlink:type="simple" xlink:href="#__RefHeading___Toc186_2338331424" text:style-name="Index_20_Link" text:visited-style-name="Index_20_Link">1.3.8.6 Depuración - Configuración de la ejecución para la depuración<text:tab/>3</text:a></text:p>
          <text:p text:style-name="P4"><text:a xlink:type="simple" xlink:href="#__RefHeading___Toc188_2338331424" text:style-name="Index_20_Link" text:visited-style-name="Index_20_Link">1.3.8.7 Creación de un proyecto nuevo<text:tab/>3</text:a></text:p>
          <text:p text:style-name="P4"><text:a xlink:type="simple" xlink:href="#__RefHeading___Toc190_2338331424" text:style-name="Index_20_Link" text:visited-style-name="Index_20_Link">1.3.8.8 Paso a explotación<text:tab/>3</text:a></text:p>
          <text:p text:style-name="P4"><text:a xlink:type="simple" xlink:href="#__RefHeading___Toc192_2338331424" text:style-name="Index_20_Link" text:visited-style-name="Index_20_Link">1.3.8.9 PHP Doc<text:tab/>3</text:a></text:p>
          <text:p text:style-name="P4"><text:a xlink:type="simple" xlink:href="#__RefHeading___Toc194_2338331424" text:style-name="Index_20_Link" text:visited-style-name="Index_20_Link">1.3.8.10 CSS / JS / AJAX / XML / JSON<text:tab/>3</text:a></text:p>
        </text:index-body>
      </text:table-of-content>
      <text:h text:style-name="P6" text:outline-level="1"><text:bookmark-start text:name="__RefHeading___Toc128_2338331424"/><text:soft-page-break/>Documentación<text:bookmark-end text:name="__RefHeading___Toc128_2338331424"/></text:h>
      <text:h text:style-name="P9" text:outline-level="2">Ubuntu Server</text:h>
      <text:h text:style-name="P10" text:outline-level="3"><text:bookmark-start text:name="__RefHeading___Toc130_2338331424"/>Configuración inicial<text:bookmark-end text:name="__RefHeading___Toc130_2338331424"/></text:h>
      <text:h text:style-name="Heading_20_3" text:outline-level="3"><text:bookmark-start text:name="__RefHeading___Toc132_2338331424"/>Cuentas de Administración<text:bookmark-end text:name="__RefHeading___Toc132_2338331424"/></text:h>
      <text:h text:style-name="Heading_20_3" text:outline-level="3"><text:bookmark-start text:name="__RefHeading___Toc134_2338331424"/>Apache<text:bookmark-end text:name="__RefHeading___Toc134_2338331424"/></text:h>
      <text:h text:style-name="P9" text:outline-level="2"><text:bookmark-start text:name="__RefHeading___Toc136_2338331424"/>GitHub<text:bookmark-end text:name="__RefHeading___Toc136_2338331424"/></text:h>
      <text:h text:style-name="Heading_20_3" text:outline-level="3"><text:bookmark-start text:name="__RefHeading___Toc138_2338331424"/>Cuentas de desarrollador<text:bookmark-end text:name="__RefHeading___Toc138_2338331424"/></text:h>
      <text:h text:style-name="P9" text:outline-level="2"><text:bookmark-start text:name="__RefHeading___Toc140_2338331424"/>Windows<text:bookmark-end text:name="__RefHeading___Toc140_2338331424"/></text:h>
      <text:h text:style-name="Heading_20_3" text:outline-level="3"><text:bookmark-start text:name="__RefHeading___Toc142_2338331424"/>Instalación y configuración inicial de la máquina<text:bookmark-end text:name="__RefHeading___Toc142_2338331424"/></text:h>
      <text:h text:style-name="Heading_20_3" text:outline-level="3"><text:bookmark-start text:name="__RefHeading___Toc144_2338331424"/>Cuentas administradoras y cuenta de desarrollador<text:bookmark-end text:name="__RefHeading___Toc144_2338331424"/></text:h>
      <text:h text:style-name="Heading_20_3" text:outline-level="3"><text:bookmark-start text:name="__RefHeading___Toc146_2338331424"/>Navegadores<text:bookmark-end text:name="__RefHeading___Toc146_2338331424"/></text:h>
      <text:h text:style-name="Heading_20_3" text:outline-level="3"><text:bookmark-start text:name="__RefHeading___Toc148_2338331424"/>Filezilla<text:bookmark-end text:name="__RefHeading___Toc148_2338331424"/></text:h>
      <text:h text:style-name="P11" text:outline-level="3"><text:bookmark-start text:name="__RefHeading___Toc150_2338331424"/>Notepad++<text:bookmark-end text:name="__RefHeading___Toc150_2338331424"/></text:h>
      <text:h text:style-name="P11" text:outline-level="3"><text:bookmark-start text:name="__RefHeading___Toc152_2338331424"/>NetBeans<text:bookmark-end text:name="__RefHeading___Toc152_2338331424"/></text:h>
      <text:h text:style-name="P11" text:outline-level="3"><text:bookmark-start text:name="__RefHeading___Toc154_2338331424"/>Instalación y configuración inicial (plugings)<text:bookmark-end text:name="__RefHeading___Toc154_2338331424"/></text:h>
      <text:h text:style-name="P12" text:outline-level="4"><text:bookmark-start text:name="__RefHeading___Toc156_2338331424"/>Creación de proyectos, modificación, borrado, prueba.<text:bookmark-end text:name="__RefHeading___Toc156_2338331424"/></text:h>
      <text:h text:style-name="P12" text:outline-level="4"><text:bookmark-start text:name="__RefHeading___Toc158_2338331424"/>Conexión al servidor remoto SFTP. (Almacenamiento local/almacenamiento remoto)<text:bookmark-end text:name="__RefHeading___Toc158_2338331424"/></text:h>
      <text:h text:style-name="P12" text:outline-level="4"><text:bookmark-start text:name="__RefHeading___Toc160_2338331424"/>Administración de la base de datos<text:bookmark-end text:name="__RefHeading___Toc160_2338331424"/></text:h>
      <text:h text:style-name="P12" text:outline-level="4"><text:bookmark-start text:name="__RefHeading___Toc162_2338331424"/>Conexión al repositorio – versionado<text:bookmark-end text:name="__RefHeading___Toc162_2338331424"/></text:h>
      <text:h text:style-name="P12" text:outline-level="4"><text:bookmark-start text:name="__RefHeading___Toc164_2338331424"/>Depuración - Configuración de la ejecución para la depuración<text:bookmark-end text:name="__RefHeading___Toc164_2338331424"/></text:h>
      <text:h text:style-name="P12" text:outline-level="4"><text:bookmark-start text:name="__RefHeading___Toc166_2338331424"/>Creación de un proyecto nuevo<text:bookmark-end text:name="__RefHeading___Toc166_2338331424"/></text:h>
      <text:h text:style-name="P12" text:outline-level="4"><text:bookmark-start text:name="__RefHeading___Toc168_2338331424"/>Paso a explotación<text:bookmark-end text:name="__RefHeading___Toc168_2338331424"/></text:h>
      <text:h text:style-name="P12" text:outline-level="4"><text:bookmark-start text:name="__RefHeading___Toc170_2338331424"/>PHP Doc<text:bookmark-end text:name="__RefHeading___Toc170_2338331424"/></text:h>
      <text:h text:style-name="Heading_20_4" text:outline-level="4"><text:bookmark-start text:name="__RefHeading___Toc172_2338331424"/><text:soft-page-break/>CSS / JS / AJAX / XML / JSON<text:bookmark-end text:name="__RefHeading___Toc172_2338331424"/></text:h>
      <text:h text:style-name="P10" text:outline-level="3"><text:bookmark-start text:name="__RefHeading___Toc174_2338331424"/>Visual Studio Code<text:bookmark-end text:name="__RefHeading___Toc174_2338331424"/></text:h>
      <text:h text:style-name="P12" text:outline-level="4"><text:bookmark-start text:name="__RefHeading___Toc176_2338331424"/>Instalación y configuración inicial (plugings)<text:bookmark-end text:name="__RefHeading___Toc176_2338331424"/></text:h>
      <text:h text:style-name="P12" text:outline-level="4"><text:bookmark-start text:name="__RefHeading___Toc178_2338331424"/>Creación de proyectos, modificación, borrado, prueba.<text:bookmark-end text:name="__RefHeading___Toc178_2338331424"/></text:h>
      <text:h text:style-name="P12" text:outline-level="4"><text:bookmark-start text:name="__RefHeading___Toc180_2338331424"/>Conexión al servidor remoto SFTP. (Almacenamiento local/almacenamiento remoto)<text:bookmark-end text:name="__RefHeading___Toc180_2338331424"/></text:h>
      <text:h text:style-name="P12" text:outline-level="4"><text:bookmark-start text:name="__RefHeading___Toc182_2338331424"/>Administración de la base de datos<text:bookmark-end text:name="__RefHeading___Toc182_2338331424"/></text:h>
      <text:h text:style-name="P12" text:outline-level="4"><text:bookmark-start text:name="__RefHeading___Toc184_2338331424"/>Conexión al repositorio – versionado<text:bookmark-end text:name="__RefHeading___Toc184_2338331424"/></text:h>
      <text:h text:style-name="P12" text:outline-level="4"><text:bookmark-start text:name="__RefHeading___Toc186_2338331424"/>Depuración - Configuración de la ejecución para la depuración<text:bookmark-end text:name="__RefHeading___Toc186_2338331424"/></text:h>
      <text:h text:style-name="P12" text:outline-level="4"><text:bookmark-start text:name="__RefHeading___Toc188_2338331424"/>Creación de un proyecto nuevo<text:bookmark-end text:name="__RefHeading___Toc188_2338331424"/></text:h>
      <text:h text:style-name="P12" text:outline-level="4"><text:bookmark-start text:name="__RefHeading___Toc190_2338331424"/>Paso a explotación<text:bookmark-end text:name="__RefHeading___Toc190_2338331424"/></text:h>
      <text:h text:style-name="P12" text:outline-level="4"><text:bookmark-start text:name="__RefHeading___Toc192_2338331424"/>PHP Doc<text:bookmark-end text:name="__RefHeading___Toc192_2338331424"/></text:h>
      <text:h text:style-name="Heading_20_4" text:outline-level="4"><text:bookmark-start text:name="__RefHeading___Toc194_2338331424"/>CSS / JS / AJAX / XML / JSON<text:bookmark-end text:name="__RefHeading___Toc194_2338331424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outline-level-style>
      <text:outline-level-style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outline-level-style>
      <text:outline-level-style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outline-level-style>
      <text:outline-level-style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outline-level-style>
      <text:outline-level-style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outline-level-style>
      <text:outline-level-style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outline-level-style>
      <text:outline-level-style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outline-level-style>
      <text:outline-level-style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outline-level-style>
      <text:outline-level-style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<text:bookmark text:name="PageNumWizard_FOOTER_Estilo de página predeterminado1 Copia 1"/><text:bookmark text:name="PageNumWizard_FOOTER_Estilo de página predeterminado1"/><text:bookmark text:name="PageNumWizard_FOOTER_Estilo de página predeterminado3"/></text:p>
      </style:footer>
      <style:footer-left>
        <text:p text:style-name="MP1"><text:bookmark-start text:name="PageNumWizard_FOOTER_Estilo de página predeterminado2"/><text:page-number text:select-page="current">2</text:page-number><text:bookmark-end text:name="PageNumWizard_FOOTER_Estilo de página predeterminado2"/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5T08:47:52.375000000</meta:creation-date>
    <dc:date>2024-09-25T09:02:17.313000000</dc:date>
    <meta:editing-duration>PT3M6S</meta:editing-duration>
    <meta:editing-cycles>1</meta:editing-cycles>
    <meta:document-statistic meta:table-count="0" meta:image-count="0" meta:object-count="0" meta:page-count="3" meta:paragraph-count="72" meta:word-count="403" meta:character-count="2617" meta:non-whitespace-character-count="2317"/>
    <meta:generator>LibreOffice/24.2.4.2$Windows_X86_64 LibreOffice_project/51a6219feb6075d9a4c46691dcfe0cd9c4fff3c2</meta:generator>
  </office:meta>
</office:document-meta>
</file>